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ffffff" loext:opacity="100%" style:font-name="Droid Sans Mono" fo:font-size="10.5pt" fo:font-weight="normal" fo:background-color="#000000"/>
    </style:style>
    <style:style style:name="P2" style:family="paragraph" style:parent-style-name="Standard">
      <style:paragraph-properties style:line-height-at-least="0.503cm"/>
      <style:text-properties fo:color="#ef596f" loext:opacity="100%" style:font-name="Droid Sans Mono" fo:font-size="10.5pt" fo:font-weight="bold" fo:background-color="#000000"/>
    </style:style>
    <style:style style:name="P3" style:family="paragraph" style:parent-style-name="Standard">
      <style:paragraph-properties style:line-height-at-least="0.503cm"/>
      <style:text-properties fo:color="#ef596f" loext:opacity="100%" style:font-name="Droid Sans Mono" fo:font-size="10.5pt" fo:font-weight="bold" officeooo:rsid="001c7b41" officeooo:paragraph-rsid="001c7b41" fo:background-color="#000000"/>
    </style:style>
    <style:style style:name="P4" style:family="paragraph" style:parent-style-name="Standard">
      <style:paragraph-properties style:line-height-at-least="0.503cm"/>
    </style:style>
    <style:style style:name="T1" style:family="text">
      <style:text-properties fo:color="#61afef" loext:opacity="100%"/>
    </style:style>
    <style:style style:name="T2" style:family="text">
      <style:text-properties fo:color="#ef596f" loext:opacity="100%"/>
    </style:style>
    <style:style style:name="T3" style:family="text">
      <style:text-properties fo:color="#ef596f" loext:opacity="100%" fo:font-weight="bold"/>
    </style:style>
    <style:style style:name="T4" style:family="text">
      <style:text-properties fo:color="#d55fde" loext:opacity="100%"/>
    </style:style>
    <style:style style:name="T5" style:family="text">
      <style:text-properties fo:color="#89ca78" loext:opacity="100%"/>
    </style:style>
    <style:style style:name="T6" style:family="text">
      <style:text-properties fo:color="#89ca78" loext:opacity="100%" fo:font-weight="bold"/>
    </style:style>
    <style:style style:name="T7" style:family="text">
      <style:text-properties fo:color="#d19a66"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FE README</text:p>
      <text:p text:style-name="P2"/>
      <text:p text:style-name="P2"># Getting Started with Create React App</text:p>
      <text:p text:style-name="P4"/>
      <text:p text:style-name="P1">This project was bootstrapped with [<text:span text:style-name="T1">Create React App</text:span>]<text:span text:style-name="T2">(</text:span><text:span text:style-name="T4">https://github.com/facebook/create-react-app</text:span><text:span text:style-name="T2">)</text:span>.</text:p>
      <text:p text:style-name="P4"/>
      <text:p text:style-name="P2">## Available Scripts</text:p>
      <text:p text:style-name="P4"/>
      <text:p text:style-name="P1">In the project directory, you can run:</text:p>
      <text:p text:style-name="P4"/>
      <text:p text:style-name="P1"><text:span text:style-name="T3">### </text:span><text:span text:style-name="T6">`npm start`</text:span></text:p>
      <text:p text:style-name="P4"/>
      <text:p text:style-name="P1">Runs the app in the development mode.\</text:p>
      <text:p text:style-name="P1">Open [<text:span text:style-name="T1">http://localhost:3000</text:span>]<text:span text:style-name="T2">(</text:span><text:span text:style-name="T4">http://localhost:3000</text:span><text:span text:style-name="T2">)</text:span> to view it in your browser.</text:p>
      <text:p text:style-name="P4"/>
      <text:p text:style-name="P1">The page will reload when you make changes.\</text:p>
      <text:p text:style-name="P1">You may also see any lint errors in the console.</text:p>
      <text:p text:style-name="P4"/>
      <text:p text:style-name="P1"><text:span text:style-name="T3">### </text:span><text:span text:style-name="T6">`npm test`</text:span></text:p>
      <text:p text:style-name="P4"/>
      <text:p text:style-name="P1">Launches the test runner in the interactive watch mode.\</text:p>
      <text:p text:style-name="P1">See the section about [<text:span text:style-name="T1">running tests</text:span>]<text:span text:style-name="T2">(</text:span><text:span text:style-name="T4">https://facebook.github.io/create-react-app/docs/running-tests</text:span><text:span text:style-name="T2">)</text:span> for more information.</text:p>
      <text:p text:style-name="P4"/>
      <text:p text:style-name="P1"><text:span text:style-name="T3">### </text:span><text:span text:style-name="T6">`npm run build`</text:span></text:p>
      <text:p text:style-name="P4"/>
      <text:p text:style-name="P1">Builds the app for production to the <text:span text:style-name="T5">`build`</text:span> folder.\</text:p>
      <text:p text:style-name="P1">It correctly bundles React in production mode and optimizes the build for the best performance.</text:p>
      <text:p text:style-name="P4"/>
      <text:p text:style-name="P1">The build is minified and the filenames include the hashes.\</text:p>
      <text:p text:style-name="P1">Your app is ready to be deployed!</text:p>
      <text:p text:style-name="P4"/>
      <text:p text:style-name="P1">See the section about [<text:span text:style-name="T1">deployment</text:span>]<text:span text:style-name="T2">(</text:span><text:span text:style-name="T4">https://facebook.github.io/create-react-app/docs/deployment</text:span><text:span text:style-name="T2">)</text:span> for more information.</text:p>
      <text:p text:style-name="P4"/>
      <text:p text:style-name="P1"><text:span text:style-name="T3">### </text:span><text:span text:style-name="T6">`npm run eject`</text:span></text:p>
      <text:p text:style-name="P4"/>
      <text:p text:style-name="P1"><text:span text:style-name="T7">**Note: this is a one-way operation. Once you </text:span><text:span text:style-name="T6">`eject`</text:span><text:span text:style-name="T7">, you can't go back!**</text:span></text:p>
      <text:p text:style-name="P4"/>
      <text:p text:style-name="P1">If you aren't satisfied with the build tool and configuration choices, you can <text:span text:style-name="T5">`eject`</text:span> at any time. This command will remove the single build dependency from your project.</text:p>
      <text:p text:style-name="P4"/>
      <text:p text:style-name="P1">Instead, it will copy all the configuration files and the transitive dependencies (webpack, Babel, ESLint, etc) right into your project so you have full control over them. All of the commands except <text:span text:style-name="T5">`eject`</text:span> will still work, but they will point to the copied scripts so you can tweak them. At this point you're on your own.</text:p>
      <text:p text:style-name="P4"/>
      <text:p text:style-name="P1"><text:soft-page-break/>You don't have to ever use <text:span text:style-name="T5">`eject`</text:span>. The curated feature set is suitable for small and middle deployments, and you shouldn't feel obligated to use this feature. However we understand that this tool wouldn't be useful if you couldn't customize it when you are ready for it.</text:p>
      <text:p text:style-name="P4"/>
      <text:p text:style-name="P2">## Learn More</text:p>
      <text:p text:style-name="P4"/>
      <text:p text:style-name="P1">You can learn more in the [<text:span text:style-name="T1">Create React App documentation</text:span>]<text:span text:style-name="T2">(</text:span><text:span text:style-name="T4">https://facebook.github.io/create-react-app/docs/getting-started</text:span><text:span text:style-name="T2">)</text:span>.</text:p>
      <text:p text:style-name="P4"/>
      <text:p text:style-name="P1">To learn React, check out the [<text:span text:style-name="T1">React documentation</text:span>]<text:span text:style-name="T2">(</text:span><text:span text:style-name="T4">https://reactjs.org/</text:span><text:span text:style-name="T2">)</text:span>.</text:p>
      <text:p text:style-name="P4"/>
      <text:p text:style-name="P2">### Code Splitting</text:p>
      <text:p text:style-name="P4"/>
      <text:p text:style-name="P1">This section has moved here: [<text:span text:style-name="T1">https://facebook.github.io/create-react-app/docs/code-splitting</text:span>]<text:span text:style-name="T2">(</text:span><text:span text:style-name="T4">https://facebook.github.io/create-react-app/docs/code-splitting</text:span><text:span text:style-name="T2">)</text:span></text:p>
      <text:p text:style-name="P4"/>
      <text:p text:style-name="P2">### Analyzing the Bundle Size</text:p>
      <text:p text:style-name="P4"/>
      <text:p text:style-name="P1">This section has moved here: [<text:span text:style-name="T1">https://facebook.github.io/create-react-app/docs/analyzing-the-bundle-size</text:span>]<text:span text:style-name="T2">(</text:span><text:span text:style-name="T4">https://facebook.github.io/create-react-app/docs/analyzing-the-bundle-size</text:span><text:span text:style-name="T2">)</text:span></text:p>
      <text:p text:style-name="P4"/>
      <text:p text:style-name="P2">### Making a Progressive Web App</text:p>
      <text:p text:style-name="P4"/>
      <text:p text:style-name="P1">This section has moved here: [<text:span text:style-name="T1">https://facebook.github.io/create-react-app/docs/making-a-progressive-web-app</text:span>]<text:span text:style-name="T2">(</text:span><text:span text:style-name="T4">https://facebook.github.io/create-react-app/docs/making-a-progressive-web-app</text:span><text:span text:style-name="T2">)</text:span></text:p>
      <text:p text:style-name="P4"/>
      <text:p text:style-name="P2">### Advanced Configuration</text:p>
      <text:p text:style-name="P4"/>
      <text:p text:style-name="P1">This section has moved here: [<text:span text:style-name="T1">https://facebook.github.io/create-react-app/docs/advanced-configuration</text:span>]<text:span text:style-name="T2">(</text:span><text:span text:style-name="T4">https://facebook.github.io/create-react-app/docs/advanced-configuration</text:span><text:span text:style-name="T2">)</text:span></text:p>
      <text:p text:style-name="P4"/>
      <text:p text:style-name="P2">### Deployment</text:p>
      <text:p text:style-name="P4"/>
      <text:p text:style-name="P1">This section has moved here: [<text:span text:style-name="T1">https://facebook.github.io/create-react-app/docs/deployment</text:span>]<text:span text:style-name="T2">(</text:span><text:span text:style-name="T4">https://facebook.github.io/create-react-app/docs/deployment</text:span><text:span text:style-name="T2">)</text:span></text:p>
      <text:p text:style-name="P4"/>
      <text:p text:style-name="P1"><text:span text:style-name="T3">### </text:span><text:span text:style-name="T6">`npm run build`</text:span><text:span text:style-name="T2"> </text:span><text:span text:style-name="T3">fails to minify</text:span></text:p>
      <text:p text:style-name="P4"/>
      <text:p text:style-name="P1">This section has moved here: [<text:span text:style-name="T1">https://facebook.github.io/create-react-app/docs/troubleshooting#npm-run-build-fails-to-minify</text:span>]<text:span text:style-name="T2">(</text:span><text:span text:style-name="T4">https://facebook.github.io/create-react-app/docs/troubleshooting#npm-run-build-fails-to-minify</text:span><text:span text:style-name="T2">)</text:span></text:p>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3T16:28:58.238653053</meta:creation-date>
    <dc:date>2022-08-03T16:29:41.757678072</dc:date>
    <meta:editing-duration>PT43S</meta:editing-duration>
    <meta:editing-cycles>1</meta:editing-cycles>
    <meta:generator>LibreOffice/7.3.4.2$Linux_X86_64 LibreOffice_project/30$Build-2</meta:generator>
    <meta:document-statistic meta:table-count="0" meta:image-count="0" meta:object-count="0" meta:page-count="2" meta:paragraph-count="39" meta:word-count="368" meta:character-count="3298" meta:non-whitespace-character-count="2969"/>
  </office:meta>
</office:document-meta>
</file>